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08C314199C614B05D5B.png" manifest:media-type="image/png"/>
  <manifest:file-entry manifest:full-path="Pictures/1000000100000334000000AE1EA64E84DE139688.png" manifest:media-type="image/png"/>
  <manifest:file-entry manifest:full-path="Pictures/10000001000003340000006FCB9136602476337C.png" manifest:media-type="image/png"/>
  <manifest:file-entry manifest:full-path="Pictures/1000000100000334000000883806376CFF4BAFD0.png" manifest:media-type="image/png"/>
  <manifest:file-entry manifest:full-path="Pictures/1000000100000334000000AE6A92F9989242AAD3.png" manifest:media-type="image/png"/>
  <manifest:file-entry manifest:full-path="Pictures/1000000100000334000000889BF25DD6473F0D64.png" manifest:media-type="image/png"/>
  <manifest:file-entry manifest:full-path="Pictures/100000010000026A0000005D281E43B24E97BE29.png" manifest:media-type="image/png"/>
  <manifest:file-entry manifest:full-path="Pictures/10000001000002E9000000CDEC5864C810FBE167.png" manifest:media-type="image/png"/>
  <manifest:file-entry manifest:full-path="Pictures/100000010000028A0000012B18704E544373C20E.png" manifest:media-type="image/png"/>
  <manifest:file-entry manifest:full-path="Pictures/100000010000028A0000010E0E973708388CA640.png" manifest:media-type="image/png"/>
  <manifest:file-entry manifest:full-path="Pictures/100000010000028A0000011020512DC51B17F1EF.png" manifest:media-type="image/png"/>
  <manifest:file-entry manifest:full-path="Pictures/10000001000002E9000001A2AEDF80367D852FA0.png" manifest:media-type="image/png"/>
  <manifest:file-entry manifest:full-path="Pictures/100000010000028A0000007565B60B94A8B28588.png" manifest:media-type="image/png"/>
  <manifest:file-entry manifest:full-path="Pictures/100000010000028A00000152A290771B904CB5FF.png" manifest:media-type="image/png"/>
  <manifest:file-entry manifest:full-path="Pictures/100000010000028A0000019923B2EAA03C523E4C.png" manifest:media-type="image/png"/>
  <manifest:file-entry manifest:full-path="Pictures/10000001000002E900000192955C0FAFB50A9FC4.png" manifest:media-type="image/png"/>
  <manifest:file-entry manifest:full-path="Pictures/100000010000028A0000012BC503ED8781CDA85F.png" manifest:media-type="image/png"/>
  <manifest:file-entry manifest:full-path="Pictures/100000010000028A00000199AA803F19AB6FE89B.png" manifest:media-type="image/png"/>
  <manifest:file-entry manifest:full-path="Pictures/10000001000003050000009DBF5A8E64FC554B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32d" officeooo:paragraph-rsid="001c332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332d" officeooo:paragraph-rsid="001c332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officeooo:rsid="001c332d" officeooo:paragraph-rsid="001c332d" style:font-size-asian="14pt" style:font-size-complex="16pt"/>
    </style:style>
    <style:style style:name="P4" style:family="paragraph" style:parent-style-name="Standard">
      <style:text-properties fo:font-size="16pt" officeooo:rsid="001d85c1" officeooo:paragraph-rsid="001d85c1" style:font-size-asian="14pt" style:font-size-complex="16pt"/>
    </style:style>
    <style:style style:name="P5" style:family="paragraph" style:parent-style-name="Standard">
      <style:text-properties fo:font-size="16pt" officeooo:rsid="001dc727" officeooo:paragraph-rsid="001dc727" style:font-size-asian="14pt" style:font-size-complex="16pt"/>
    </style:style>
    <style:style style:name="P6" style:family="paragraph" style:parent-style-name="Standard">
      <style:text-properties fo:font-size="16pt" officeooo:rsid="001faa73" officeooo:paragraph-rsid="001faa73" style:font-size-asian="14pt" style:font-size-complex="16pt"/>
    </style:style>
    <style:style style:name="P7" style:family="paragraph" style:parent-style-name="Standard">
      <style:text-properties fo:font-size="16pt" officeooo:rsid="00219591" officeooo:paragraph-rsid="00219591" style:font-size-asian="14pt" style:font-size-complex="16pt"/>
    </style:style>
    <style:style style:name="P8" style:family="paragraph" style:parent-style-name="Standard">
      <style:text-properties fo:font-size="16pt" officeooo:rsid="0022f047" officeooo:paragraph-rsid="0022f047" style:font-size-asian="14pt" style:font-size-complex="16pt"/>
    </style:style>
    <style:style style:name="T1" style:family="text">
      <style:text-properties officeooo:rsid="001faa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1</text:p>
      <text:p text:style-name="P1"/>
      <text:p text:style-name="P3">1-</text:p>
      <text:p text:style-name="P3"><draw:frame draw:style-name="fr2" draw:name="Image1" text:anchor-type="char" svg:x="0.0339in" svg:y="0.0783in" svg:width="6.4374in" svg:height="0.9689in" draw:z-index="0"><draw:image xlink:href="Pictures/100000010000026A0000005D281E43B24E97BE29.png" xlink:type="simple" xlink:show="embed" xlink:actuate="onLoad" draw:mime-type="image/png"/></draw:frame><draw:frame draw:style-name="fr2" draw:name="Image2" text:anchor-type="char" svg:x="0in" svg:y="1.2874in" svg:width="6.6929in" svg:height="3.611in" draw:z-index="1"><draw:image xlink:href="Pictures/10000001000002E900000192955C0FAFB50A9FC4.png" xlink:type="simple" xlink:show="embed" xlink:actuate="onLoad" draw:mime-type="image/png"/></draw:frame></text:p>
      <text:p text:style-name="P3"><draw:frame draw:style-name="fr2" draw:name="Image3" text:anchor-type="char" svg:x="0.0102in" svg:y="0.0016in" svg:width="6.6929in" svg:height="3.7547in" draw:z-index="2"><draw:image xlink:href="Pictures/10000001000002E9000001A2AEDF80367D852FA0.png" xlink:type="simple" xlink:show="embed" xlink:actuate="onLoad" draw:mime-type="image/png"/></draw:frame></text:p>
      <text:p text:style-name="P3"><draw:frame draw:style-name="fr2" draw:name="Image4" text:anchor-type="char" svg:x="0in" svg:y="-0.1925in" svg:width="6.6929in" svg:height="1.8417in" draw:z-index="3"><draw:image xlink:href="Pictures/10000001000002E9000000CDEC5864C810FBE167.png" xlink:type="simple" xlink:show="embed" xlink:actuate="onLoad" draw:mime-type="image/png"/></draw:frame><text:soft-page-break/></text:p>
      <text:p text:style-name="P3">2-</text:p>
      <text:p text:style-name="P3"><draw:frame draw:style-name="fr2" draw:name="Image5" text:anchor-type="char" svg:x="0in" svg:y="0.0264in" svg:width="6.6929in" svg:height="2.7799in" draw:z-index="4"><draw:image xlink:href="Pictures/100000010000028A0000010E0E973708388CA640.png" xlink:type="simple" xlink:show="embed" xlink:actuate="onLoad" draw:mime-type="image/png"/></draw:frame><draw:frame draw:style-name="fr2" draw:name="Image6" text:anchor-type="char" svg:x="0in" svg:y="3.0256in" svg:width="6.6929in" svg:height="3.0783in" draw:z-index="5"><draw:image xlink:href="Pictures/100000010000028A0000012B18704E544373C20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char" svg:x="-0.0835in" svg:y="-0.1in" svg:width="6.6929in" svg:height="3.0783in" draw:z-index="6"><draw:image xlink:href="Pictures/100000010000028A0000012BC503ED8781CDA85F.png" xlink:type="simple" xlink:show="embed" xlink:actuate="onLoad" draw:mime-type="image/png"/></draw:frame><draw:frame draw:style-name="fr2" draw:name="Image8" text:anchor-type="char" svg:x="-0.0835in" svg:y="3.2291in" svg:width="6.6929in" svg:height="2.8008in" draw:z-index="7"><draw:image xlink:href="Pictures/100000010000028A0000011020512DC51B17F1EF.png" xlink:type="simple" xlink:show="embed" xlink:actuate="onLoad" draw:mime-type="image/png"/></draw:frame><draw:frame draw:style-name="fr2" draw:name="Image9" text:anchor-type="char" svg:x="-0.0835in" svg:y="6.2228in" svg:width="6.6929in" svg:height="3.4799in" draw:z-index="8"><draw:image xlink:href="Pictures/100000010000028A00000152A290771B904CB5FF.png" xlink:type="simple" xlink:show="embed" xlink:actuate="onLoad" draw:mime-type="image/png"/></draw:frame><text:soft-page-break/></text:p>
      <text:p text:style-name="P3"><draw:frame draw:style-name="fr2" draw:name="Image10" text:anchor-type="char" svg:x="0in" svg:y="-0.0362in" svg:width="6.6929in" svg:height="4.211in" draw:z-index="9"><draw:image xlink:href="Pictures/100000010000028A0000019923B2EAA03C523E4C.png" xlink:type="simple" xlink:show="embed" xlink:actuate="onLoad" draw:mime-type="image/png"/></draw:frame><draw:frame draw:style-name="fr2" draw:name="Image11" text:anchor-type="char" svg:x="0in" svg:y="4.4047in" svg:width="6.6929in" svg:height="4.211in" draw:z-index="10"><draw:image xlink:href="Pictures/100000010000028A00000199AA803F19AB6FE89B.png" xlink:type="simple" xlink:show="embed" xlink:actuate="onLoad" draw:mime-type="image/png"/></draw:frame><text:soft-page-break/></text:p>
      <text:p text:style-name="P4"><draw:frame draw:style-name="fr2" draw:name="Image12" text:anchor-type="char" svg:x="0.0209in" svg:y="0.498in" svg:width="6.6929in" svg:height="1.2043in" draw:z-index="11"><draw:image xlink:href="Pictures/100000010000028A0000007565B60B94A8B28588.png" xlink:type="simple" xlink:show="embed" xlink:actuate="onLoad" draw:mime-type="image/png"/></draw:frame>3-</text:p>
      <text:p text:style-name="P4"><draw:frame draw:style-name="fr2" draw:name="Image13" text:anchor-type="char" svg:x="0in" svg:y="-0.0673in" svg:width="6.6929in" svg:height="1.3591in" draw:z-index="12"><draw:image xlink:href="Pictures/10000001000003050000009DBF5A8E64FC554B28.png" xlink:type="simple" xlink:show="embed" xlink:actuate="onLoad" draw:mime-type="image/png"/></draw:frame><text:soft-page-break/></text:p>
      <text:p text:style-name="P5">4-</text:p>
      <text:p text:style-name="P5"><draw:frame draw:style-name="fr2" draw:name="Image14" text:anchor-type="char" svg:x="0in" svg:y="0.1307in" svg:width="6.6929in" svg:height="1.1098in" draw:z-index="13"><draw:image xlink:href="Pictures/1000000100000334000000889BF25DD6473F0D64.png" xlink:type="simple" xlink:show="embed" xlink:actuate="onLoad" draw:mime-type="image/png"/></draw:frame><draw:frame draw:style-name="fr2" draw:name="Image15" text:anchor-type="char" svg:x="0in" svg:y="1.439in" svg:width="6.6929in" svg:height="1.4201in" draw:z-index="14"><draw:image xlink:href="Pictures/1000000100000334000000AE6A92F9989242AAD3.png" xlink:type="simple" xlink:show="embed" xlink:actuate="onLoad" draw:mime-type="image/png"/></draw:frame></text:p>
      <text:p text:style-name="P5">5- <text:span text:style-name="T1">I have already added while initialization.</text:span></text:p>
      <text:p text:style-name="P5"/>
      <text:p text:style-name="P6">6-</text:p>
      <text:p text:style-name="P6"><draw:frame draw:style-name="fr2" draw:name="Image16" text:anchor-type="char" svg:x="0.052in" svg:y="0.1201in" svg:width="6.6929in" svg:height="1.1098in" draw:z-index="15"><draw:image xlink:href="Pictures/1000000100000334000000883806376CFF4BAFD0.png" xlink:type="simple" xlink:show="embed" xlink:actuate="onLoad" draw:mime-type="image/png"/></draw:frame></text:p>
      <text:p text:style-name="P7">7-</text:p>
      <text:p text:style-name="P7"><draw:frame draw:style-name="fr2" draw:name="Image17" text:anchor-type="char" svg:x="0in" svg:y="0.1618in" svg:width="6.6929in" svg:height="0.9055in" draw:z-index="16"><draw:image xlink:href="Pictures/10000001000003340000006FCB9136602476337C.png" xlink:type="simple" xlink:show="embed" xlink:actuate="onLoad" draw:mime-type="image/png"/></draw:frame></text:p>
      <text:p text:style-name="P7">8<draw:frame draw:style-name="fr2" draw:name="Image18" text:anchor-type="char" svg:x="0.1252in" svg:y="0.5799in" svg:width="6.6929in" svg:height="1.4201in" draw:z-index="17"><draw:image xlink:href="Pictures/1000000100000334000000AE1EA64E84DE139688.png" xlink:type="simple" xlink:show="embed" xlink:actuate="onLoad" draw:mime-type="image/png"/></draw:frame>-</text:p>
      <text:p text:style-name="P7"/>
      <text:p text:style-name="P8"><text:soft-page-break/>9-</text:p>
      <text:p text:style-name="P8"><draw:frame draw:style-name="fr1" draw:name="Image19" text:anchor-type="char" svg:width="6.6929in" svg:height="1.1425in" draw:z-index="18"><draw:image xlink:href="Pictures/10000001000003340000008C314199C614B05D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37:08.245184328</meta:creation-date>
    <dc:date>2025-04-30T04:30:41.973373093</dc:date>
    <meta:editing-duration>PT7M25S</meta:editing-duration>
    <meta:editing-cycles>3</meta:editing-cycles>
    <meta:generator>LibreOffice/7.3.7.2$Linux_X86_64 LibreOffice_project/30$Build-2</meta:generator>
    <meta:document-statistic meta:table-count="0" meta:image-count="19" meta:object-count="0" meta:page-count="6" meta:paragraph-count="10" meta:word-count="17" meta:character-count="66" meta:non-whitespace-character-count="59"/>
  </office:meta>
</office:document-meta>
</file>